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language="en" fo:country="US" style:language-asian="zxx" style:country-asian="none" style:language-complex="zxx" style:country-complex="none"/>
    </style:style>
    <style:style style:name="P2" style:family="paragraph" style:parent-style-name="Preformatted_20_Text">
      <style:text-properties fo:language="en" fo:country="US" style:language-asian="zxx" style:country-asian="none" style:language-complex="zxx" style:country-complex="none"/>
    </style:style>
    <style:style style:name="P3" style:family="paragraph" style:parent-style-name="Preformatted_20_Text">
      <style:text-properties fo:color="#009999" fo:language="en" fo:country="US" fo:background-color="transparent" style:language-asian="zxx" style:country-asian="none" style:language-complex="zxx" style:country-complex="none"/>
    </style:style>
    <style:style style:name="P4" style:family="paragraph" style:parent-style-name="Preformatted_20_Text">
      <style:text-properties fo:color="#000000" fo:language="en" fo:country="US" fo:background-color="transparent" style:language-asian="zxx" style:country-asian="none" style:language-complex="zxx" style:country-complex="none"/>
    </style:style>
    <style:style style:name="P5" style:family="paragraph" style:parent-style-name="Preformatted_20_Text">
      <style:text-properties fo:font-size="20pt" fo:language="en" fo:country="US" fo:font-weight="bold" style:language-asian="zxx" style:country-asian="none" style:language-complex="zxx" style:country-complex="none"/>
    </style:style>
    <style:style style:name="P6" style:family="paragraph" style:parent-style-name="Preformatted_20_Text" style:master-page-name="">
      <style:paragraph-properties style:page-number="auto"/>
      <style:text-properties fo:color="#009999" fo:language="en" fo:country="US" fo:background-color="transparent" style:language-asian="zxx" style:country-asian="none" style:language-complex="zxx" style:country-complex="none"/>
    </style:style>
    <style:style style:name="P7" style:family="paragraph" style:parent-style-name="Preformatted_20_Text" style:master-page-name="">
      <style:paragraph-properties style:page-number="auto"/>
      <style:text-properties fo:language="en" fo:country="US" style:language-asian="zxx" style:country-asian="none" style:language-complex="zxx" style:country-complex="none"/>
    </style:style>
    <style:style style:name="P8" style:family="paragraph" style:parent-style-name="Preformatted_20_Text" style:master-page-name="">
      <style:paragraph-properties style:page-number="auto"/>
      <style:text-properties fo:color="#009999" fo:language="en" fo:country="US" fo:background-color="transparent" style:language-asian="zxx" style:country-asian="none" style:language-complex="zxx" style:country-complex="none"/>
    </style:style>
    <style:style style:name="T1" style:family="text">
      <style:text-properties fo:color="#009999"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misted-steppes/east-exit -</text:p>
      <text:p text:style-name="P1"/>
      <text:p text:style-name="P6">– (If you haven't visited this spot before):</text:p>
      <text:p text:style-name="P1"/>
      <text:p text:style-name="P1">To the west a huge wall of mist looms before you, extending up to the sky and obscuring the stars above. <text:s/>It is pure silky white, and although it looks clean, it is also distinctly opaque and impossible to see through for more than a few feet. <text:s/>You also notice that the mist swirls around in gusts, but you do not feel even the slightest drag of a breeze.</text:p>
      <text:p text:style-name="P1"/>
      <text:p text:style-name="P1">An old, wooden post stands by you with a sign that points into the mists. <text:s/>It reads, “THE MISTED STEPPES – Those who are focused and persistent will pass through without anxiety.”</text:p>
      <text:p text:style-name="P1"/>
      <text:p text:style-name="P6">-- (Assuming Conscience is with you at this point ) Have you seen this before, Conscience?</text:p>
      <text:p text:style-name="P3"/>
      <text:p text:style-name="P4">CONSCIENCE: “Yes,” she says, looking in awe out at the mist. <text:s/>“But I have only been at the edge. <text:s/>I've never gone through it.” <text:s/>She looks up at you with determination. <text:s/>“But we have to go through now.”</text:p>
      <text:p text:style-name="P4"/>
      <text:p text:style-name="P6">– What is it?</text:p>
      <text:p text:style-name="P4"/>
      <text:p text:style-name="P4">CONSCIENCE: “I don't know. <text:s/>But it has been in the world since forever. <text:s/>It never does anything, it's just there.”</text:p>
      <text:p text:style-name="P4"/>
      <text:p text:style-name="P6">-- You don't seem very scared of it.</text:p>
      <text:p text:style-name="P4"/>
      <text:p text:style-name="P4">CONSCIENCE: “You are right. <text:s/>I'm not scared. <text:s/>It's hard for me to explain... I don't think it's an evil mist. <text:s/>It's just there, you know?”</text:p>
      <text:p text:style-name="P1"/>
      <text:p text:style-name="P6">-- What does that sign mean?</text:p>
      <text:p text:style-name="P1"/>
      <text:p text:style-name="P1">CONSCIENCE: “I don't have any idea. <text:s/>Maybe we'll understand when we start walking.”</text:p>
      <text:p text:style-name="P1"/>
      <text:p text:style-name="P6">-- (If you have been here before):</text:p>
      <text:p text:style-name="P3"/>
      <text:p text:style-name="P1">You stand at the east threshold of the Misted Steppes, the silky, white fog swirling about. <text:s/>The only other direction you can easily go is is through a valley to the west.</text:p>
      <text:p text:style-name="P1"/>
      <text:p text:style-name="P6">-- Enter the Misted Steppes</text:p>
      <text:p text:style-name="P1"/>
      <text:p text:style-name="P6">-- If you haven't been here:</text:p>
      <text:p text:style-name="P1"/>
      <text:p text:style-name="P1">CONSCIENCE: “Before we go, there's one thing I haven't told you.” <text:s/>You pause and look back at her. <text:s/>She takes a deep breath. <text:s/>“Logos told me once how to escape from the mist. <text:s/>He told me that if you think that you're lost and you want to leave, all you have to do is close your eyes and imagine the last place you were, and the mist will take you there.”</text:p>
      <text:p text:style-name="P1"/>
      <text:p text:style-name="P6">-- That seems pretty far-fetched.</text:p>
      <text:p text:style-name="P1"/>
      <text:p text:style-name="P1">CONSCIENCE: “You should keep a more open mind in here.”</text:p>
      <text:p text:style-name="P1"/>
      <text:p text:style-name="P3">-- Okay</text:p>
      <text:p text:style-name="P1"/>
      <text:p text:style-name="P1">CONSCIENCE: “Just remember, if you think we are lost, tell me, and I might be able to put us back where we started.”</text:p>
      <text:p text:style-name="P1"/>
      <text:p text:style-name="P1">You step into the mist.</text:p>
      <text:p text:style-name="P1"/>
      <text:p text:style-name="P6">-- Leave through the valley to the west</text:p>
      <text:p text:style-name="P1"/>
      <text:p text:style-name="P1">You leave the threshold to the Misted Steppes.</text:p>
      <text:p text:style-name="P1"/>
      <text:p text:style-name="P5">- misted-steppes/north-exit -</text:p>
      <text:p text:style-name="P1"/>
      <text:p text:style-name="P1">You stand at the north threshold of the Misted Steppes, the silky, white fog swirling about. <text:s/>You can leave this place by taking the brick road leading north.</text:p>
      <text:p text:style-name="P1"/>
      <text:p text:style-name="P6"><text:soft-page-break/>-- Enter the Misted Steppes</text:p>
      <text:p text:style-name="P1"/>
      <text:p text:style-name="P1">You step into the mist.</text:p>
      <text:p text:style-name="P1"/>
      <text:p text:style-name="P6">-- Take the road north.</text:p>
      <text:p text:style-name="P1"/>
      <text:p text:style-name="P1">You leave the threshold to the Misted Steppes.</text:p>
      <text:p text:style-name="P1"/>
      <text:p text:style-name="P5">- misted-steppes/south-exit -</text:p>
      <text:p text:style-name="P1"/>
      <text:p text:style-name="P1">You stand at the south threshold of the Misted Steppes, the silky, white fog swirling about. <text:s/>You can leave via a dirt road south-east.</text:p>
      <text:p text:style-name="P1"/>
      <text:p text:style-name="P6">-- Enter the Misted Steppes</text:p>
      <text:p text:style-name="P1"/>
      <text:p text:style-name="P1">You step into the mist.</text:p>
      <text:p text:style-name="P1"/>
      <text:p text:style-name="P6">-- Leave through the valley to the west</text:p>
      <text:p text:style-name="P1"/>
      <text:p text:style-name="P1">You leave the threshold to the Misted Steppes.</text:p>
      <text:p text:style-name="P1"/>
      <text:p text:style-name="P5">- misted-steppes/west-exit -</text:p>
      <text:p text:style-name="P1"/>
      <text:p text:style-name="P6">-- Enter the Misted Steppes</text:p>
      <text:p text:style-name="P1"/>
      <text:p text:style-name="P1">You step into the mist.</text:p>
      <text:p text:style-name="P1"/>
      <text:p text:style-name="P6">-- Leave through the valley to the west</text:p>
      <text:p text:style-name="P1"/>
      <text:p text:style-name="P1">You leave the threshold to the Misted Steppes.</text:p>
      <text:p text:style-name="P1"/>
      <text:p text:style-name="P5">- misted-steppes/crossing -</text:p>
      <text:p text:style-name="P1"/>
      <text:p text:style-name="P7"><text:span text:style-name="T1">-- Walk &lt;direction&gt; (this is randomized)</text:span></text:p>
      <text:p text:style-name="P1"/>
      <text:p text:style-name="P1">You continue onward.</text:p>
      <text:p text:style-name="P1"/>
      <text:p text:style-name="P1">You almost trip on an outcropping of rock as you move on.</text:p>
      <text:p text:style-name="P1"/>
      <text:p text:style-name="P1">The mist swirls around you as you continue to walk.</text:p>
      <text:p text:style-name="P1"/>
      <text:p text:style-name="P1">You proceed.</text:p>
      <text:p text:style-name="P1"/>
      <text:p text:style-name="P1">The mist feels like it's closing in on you.</text:p>
      <text:p text:style-name="P1"/>
      <text:p text:style-name="P1">You carry on.</text:p>
      <text:p text:style-name="P1"/>
      <text:p text:style-name="P1">You think you might have heard something besides yourself, but you cannot see anything other than the swirling mist.</text:p>
      <text:p text:style-name="P1"/>
      <text:p text:style-name="P1">You go further into the mist.</text:p>
      <text:p text:style-name="P1"/>
      <text:p text:style-name="P6">-- (With Conscience in party) Conscience, I think I'm lost!</text:p>
      <text:p text:style-name="P1"/>
      <text:p text:style-name="P1">Without a word Conscience nods. <text:s/>She takes your hands in hers and closes her eyes. <text:s/>Immediately the mist around you begins to swirl more and more violently. <text:s/>You tightly grasp Conscience's hands as the mist becomes more and more thick around the two of you, so much so that you cannot see Conscience standing in front of you. <text:s/>Before long, a high-pitched ringing begins, and you feel like you are spinning out of control through the air.</text:p>
      <text:p text:style-name="P1"/>
      <text:p text:style-name="P6">-- ( If Conscience likes you )</text:p>
      <text:p text:style-name="P1"/>
      <text:p text:style-name="P1"><text:soft-page-break/>It all goes away in an instant. <text:s/>Conscience stands in front of you still holding on to your hands. <text:s/>Her eyes open now and she smiles up at you.</text:p>
      <text:p text:style-name="P1"/>
      <text:p text:style-name="P6">-- ( If Conscience is indifferent or dislikes you )</text:p>
      <text:p text:style-name="P1"/>
      <text:p text:style-name="P1">It all goes away in an instant. <text:s/>Conscience releases your hands and looks back out to the mist.</text:p>
      <text:p text:style-name="P1"/>
      <text:p text:style-name="P1">CONSCIENCE: “Shall we try again?”</text:p>
      <text:p text:style-name="P5">- misted-steppes/hidden-cave/entrance -</text:p>
      <text:p text:style-name="P1"/>
      <text:p text:style-name="P5">- misted-steppes/hidden-cave/atrium -</text:p>
      <text:p text:style-name="P1"/>
      <text:p text:style-name="P5">- misted-steppes/hidden-cave/dungeon -</text:p>
      <text:p text:style-name="P1"/>
      <text:p text:style-name="P5">- misted-steppes/hidden-cave/vault -</text:p>
      <text:p text:style-name="P1"/>
      <text:p text:style-name="P5">- misted-steppes/hidden-cave/bedro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4M43S</meta:editing-duration>
    <meta:editing-cycles>67</meta:editing-cycles>
    <meta:generator>OpenOffice/4.1.1$Win32 OpenOffice.org_project/411m6$Build-9775</meta:generator>
    <dc:date>2016-02-18T17:55:02.44</dc:date>
    <meta:document-statistic meta:table-count="0" meta:image-count="0" meta:object-count="0" meta:page-count="3" meta:paragraph-count="63" meta:word-count="804" meta:character-count="4454"/>
    <meta:user-defined meta:name="Info 1"/>
    <meta:user-defined meta:name="Info 2"/>
    <meta:user-defined meta:name="Info 3"/>
    <meta:user-defined meta:name="Info 4"/>
  </office:meta>
</office:document-meta>
</file>